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757in" fo:margin-top="0in" fo:margin-bottom="0in" table:align="center" style:writing-mode="lr-tb"/>
    </style:style>
    <style:style style:name="Table1.A" style:family="table-column">
      <style:table-column-properties style:column-width="0.4993in"/>
    </style:style>
    <style:style style:name="Table1.B" style:family="table-column">
      <style:table-column-properties style:column-width="1.6257in"/>
    </style:style>
    <style:style style:name="Table1.C" style:family="table-column">
      <style:table-column-properties style:column-width="0.625in"/>
    </style:style>
    <style:style style:name="Table1.D" style:family="table-column">
      <style:table-column-properties style:column-width="0.6257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style>
    <style:style style:name="Table1.3" style:family="table-row">
      <style:table-row-properties style:min-row-height="0.2222in" fo:keep-together="auto"/>
    </style:style>
    <style:style style:name="Table1" style:family="table">
      <style:table-properties style:width="3.3757in" fo:margin-top="0in" fo:margin-bottom="0in" table:align="center" style:writing-mode="lr-tb"/>
    </style:style>
    <style:style style:name="Table1.A" style:family="table-column">
      <style:table-column-properties style:column-width="0.4993in"/>
    </style:style>
    <style:style style:name="Table1.B" style:family="table-column">
      <style:table-column-properties style:column-width="1.6257in"/>
    </style:style>
    <style:style style:name="Table1.C" style:family="table-column">
      <style:table-column-properties style:column-width="0.625in"/>
    </style:style>
    <style:style style:name="Table1.D" style:family="table-column">
      <style:table-column-properties style:column-width="0.6257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style>
    <style:style style:name="Table1.3" style:family="table-row">
      <style:table-row-properties style:min-row-height="0.2222in" fo:keep-together="auto"/>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bstract">
      <style:text-properties officeooo:rsid="0023c8e9" officeooo:paragraph-rsid="0023c8e9"/>
    </style:style>
    <style:style style:name="P3" style:family="paragraph" style:parent-style-name="Abstract">
      <style:text-properties officeooo:paragraph-rsid="00285472"/>
    </style:style>
    <style:style style:name="P4" style:family="paragraph" style:parent-style-name="Abstract">
      <style:text-properties officeooo:paragraph-rsid="002a161f"/>
    </style:style>
    <style:style style:name="P5" style:family="paragraph" style:parent-style-name="Author">
      <style:paragraph-properties fo:margin-top="0.1945in" fo:margin-bottom="0.1945in" loext:contextual-spacing="false"/>
      <style:text-properties fo:font-size="8pt" style:font-size-asian="8pt" style:font-size-complex="8pt"/>
    </style:style>
    <style:style style:name="P6" style:family="paragraph" style:parent-style-name="Author">
      <style:paragraph-properties fo:margin-top="0.1945in" fo:margin-bottom="0.1945in" loext:contextual-spacing="false" fo:line-height="50%"/>
      <style:text-properties fo:font-size="8pt" style:font-size-asian="8pt" style:font-size-complex="8pt"/>
    </style:style>
    <style:style style:name="P7" style:family="paragraph" style:parent-style-name="Author">
      <style:paragraph-properties fo:margin-top="0.1945in" fo:margin-bottom="0.028in" loext:contextual-spacing="true"/>
      <style:text-properties fo:font-size="9pt" style:font-size-asian="9pt" style:font-size-complex="9pt"/>
    </style:style>
    <style:style style:name="P8" style:family="paragraph" style:parent-style-name="Author">
      <style:paragraph-properties fo:margin-top="0.1945in" fo:margin-bottom="0.028in" loext:contextual-spacing="true"/>
      <style:text-properties fo:font-size="9pt" officeooo:rsid="0025f2db" officeooo:paragraph-rsid="0025f2db" style:font-size-asian="9pt" style:font-size-complex="9pt"/>
    </style:style>
    <style:style style:name="P9" style:family="paragraph" style:parent-style-name="Author">
      <style:paragraph-properties fo:margin-top="0.1945in" fo:margin-bottom="0.028in" loext:contextual-spacing="true"/>
      <style:text-properties fo:font-size="9pt" officeooo:paragraph-rsid="0025f2db" style:font-size-asian="9pt" style:font-size-complex="9pt"/>
    </style:style>
    <style:style style:name="P10" style:family="paragraph" style:parent-style-name="Author">
      <style:paragraph-properties fo:margin-top="0.1945in" fo:margin-bottom="0.028in" loext:contextual-spacing="true"/>
      <style:text-properties fo:font-size="9pt" fo:font-style="italic" officeooo:paragraph-rsid="0025f2db" style:font-size-asian="9pt" style:font-style-asian="italic" style:font-size-complex="9pt"/>
    </style:style>
    <style:style style:name="P11" style:family="paragraph" style:parent-style-name="Author">
      <style:paragraph-properties fo:margin-top="0.1945in" fo:margin-bottom="0.028in" loext:contextual-spacing="true"/>
      <style:text-properties officeooo:paragraph-rsid="0025f2db"/>
    </style:style>
    <style:style style:name="P12" style:family="paragraph" style:parent-style-name="Author">
      <style:paragraph-properties fo:margin-top="0.1945in" fo:margin-bottom="0.028in" loext:contextual-spacing="false" fo:text-align="justify" style:justify-single-word="false"/>
      <style:text-properties fo:font-size="9pt" officeooo:rsid="0025f2db" style:font-size-asian="9pt" style:font-size-complex="9pt"/>
    </style:style>
    <style:style style:name="P13" style:family="paragraph" style:parent-style-name="Author">
      <style:paragraph-properties fo:margin-top="0.1945in" fo:margin-bottom="0.028in" loext:contextual-spacing="false"/>
      <style:text-properties officeooo:paragraph-rsid="0025f2db"/>
    </style:style>
    <style:style style:name="P14" style:family="paragraph" style:parent-style-name="Standard">
      <style:text-properties fo:font-variant="normal" fo:text-transform="none" fo:color="#000000" style:text-line-through-style="none" style:text-line-through-type="none" style:text-underline-style="none" officeooo:paragraph-rsid="00268744" style:text-blinking="false" fo:background-color="transparent" loext:padding="0in" loext:border="none"/>
    </style:style>
    <style:style style:name="P15" style:family="paragraph" style:parent-style-name="Text_20_body">
      <style:text-properties officeooo:rsid="00268744" officeooo:paragraph-rsid="00268744"/>
    </style:style>
    <style:style style:name="P16" style:family="paragraph" style:parent-style-name="Text_20_body">
      <style:text-properties officeooo:paragraph-rsid="00268744"/>
    </style:style>
    <style:style style:name="P17" style:family="paragraph" style:parent-style-name="Text_20_body">
      <style:text-properties fo:letter-spacing="-0.0008in" style:rfc-language-tag="x-none" officeooo:rsid="0025f2db" style:rfc-language-tag-asian="x-none"/>
    </style:style>
    <style:style style:name="P18" style:family="paragraph" style:parent-style-name="Text_20_body">
      <style:text-properties fo:letter-spacing="-0.0008in" style:rfc-language-tag="x-none" officeooo:rsid="0025f2db" officeooo:paragraph-rsid="0025f2db" style:rfc-language-tag-asian="x-none"/>
    </style:style>
    <style:style style:name="P19" style:family="paragraph" style:parent-style-name="Text_20_body">
      <style:text-properties fo:letter-spacing="-0.0008in" style:rfc-language-tag="x-none" officeooo:rsid="00268744" style:rfc-language-tag-asian="x-none"/>
    </style:style>
    <style:style style:name="P20" style:family="paragraph" style:parent-style-name="Text_20_body">
      <style:text-properties fo:letter-spacing="-0.0008in" style:rfc-language-tag="x-none" officeooo:rsid="00268744" officeooo:paragraph-rsid="00268744" style:rfc-language-tag-asian="x-none"/>
    </style:style>
    <style:style style:name="P21" style:family="paragraph" style:parent-style-name="Text_20_body">
      <style:text-properties fo:letter-spacing="-0.0008in" style:rfc-language-tag="x-none" officeooo:rsid="002719a7" style:rfc-language-tag-asian="x-none"/>
    </style:style>
    <style:style style:name="P22" style:family="paragraph" style:parent-style-name="Text_20_body">
      <style:text-properties fo:letter-spacing="-0.0008in" style:rfc-language-tag="x-none" officeooo:rsid="002719a7" officeooo:paragraph-rsid="002719a7" style:rfc-language-tag-asian="x-none"/>
    </style:style>
    <style:style style:name="P23" style:family="paragraph" style:parent-style-name="Text_20_body">
      <style:paragraph-properties fo:margin-left="0in" fo:margin-right="0in" fo:text-align="start" style:justify-single-word="false" fo:text-indent="0in" style:auto-text-indent="false"/>
      <style:text-properties fo:font-variant="small-caps" officeooo:rsid="002719a7" officeooo:paragraph-rsid="002719a7"/>
    </style:style>
    <style:style style:name="P24" style:family="paragraph" style:parent-style-name="Text_20_body">
      <style:paragraph-properties fo:margin-left="0in" fo:margin-right="0in" fo:margin-top="0in" fo:margin-bottom="0.0835in" loext:contextual-spacing="false" fo:line-height="95%" fo:text-align="justify" style:justify-single-word="false" fo:orphans="2" fo:widows="2" fo:hyphenation-ladder-count="no-limit" fo:text-indent="0.2in" style:auto-text-indent="false" style:writing-mode="lr-tb">
        <style:tab-stops>
          <style:tab-stop style:position="0.2in"/>
        </style:tab-stops>
      </style:paragraph-properties>
      <style:text-properties fo:hyphenate="false" fo:hyphenation-remain-char-count="2" fo:hyphenation-push-char-count="2" loext:hyphenation-no-caps="true"/>
    </style:style>
    <style:style style:name="P25" style:family="paragraph" style:parent-style-name="Abstract">
      <style:text-properties officeooo:paragraph-rsid="002a161f"/>
    </style:style>
    <style:style style:name="P26" style:family="paragraph" style:parent-style-name="Abstract">
      <style:text-properties officeooo:paragraph-rsid="00285472"/>
    </style:style>
    <style:style style:name="P27" style:family="paragraph" style:parent-style-name="Abstract">
      <style:paragraph-properties fo:margin-left="0in" fo:margin-right="0in" fo:text-indent="0in" style:auto-text-indent="false"/>
      <style:text-properties officeooo:paragraph-rsid="001ffef6"/>
    </style:style>
    <style:style style:name="P28" style:family="paragraph" style:parent-style-name="Author">
      <style:paragraph-properties fo:margin-top="0.1945in" fo:margin-bottom="0.028in" loext:contextual-spacing="false"/>
      <style:text-properties fo:font-size="9pt" officeooo:rsid="0025f2db" style:font-size-asian="9pt" style:font-size-complex="9pt"/>
    </style:style>
    <style:style style:name="P29" style:family="paragraph" style:parent-style-name="Author">
      <style:paragraph-properties fo:margin-top="0.1945in" fo:margin-bottom="0.028in" loext:contextual-spacing="true"/>
      <style:text-properties officeooo:paragraph-rsid="0025f2db"/>
    </style:style>
    <style:style style:name="P30" style:family="paragraph" style:parent-style-name="Author">
      <style:paragraph-properties fo:margin-top="0.1945in" fo:margin-bottom="0.028in" loext:contextual-spacing="true"/>
      <style:text-properties fo:font-size="9pt" style:font-size-asian="9pt" style:font-size-complex="9pt"/>
    </style:style>
    <style:style style:name="P31" style:family="paragraph" style:parent-style-name="Author">
      <style:paragraph-properties fo:margin-top="0.1945in" fo:margin-bottom="0.028in" loext:contextual-spacing="true"/>
      <style:text-properties fo:font-size="9pt" officeooo:paragraph-rsid="0025f2db" style:font-size-asian="9pt" style:font-size-complex="9pt"/>
    </style:style>
    <style:style style:name="P32" style:family="paragraph" style:parent-style-name="Author">
      <style:paragraph-properties fo:margin-top="0.1945in" fo:margin-bottom="0.028in" loext:contextual-spacing="true"/>
      <style:text-properties fo:font-size="9pt" fo:font-style="italic" officeooo:paragraph-rsid="0025f2db" style:font-size-asian="9pt" style:font-style-asian="italic" style:font-size-complex="9pt"/>
    </style:style>
    <style:style style:name="P33" style:family="paragraph" style:parent-style-name="Heading_20_1">
      <style:paragraph-properties fo:margin-left="0in" fo:margin-right="0in" fo:text-indent="0in" style:auto-text-indent="false"/>
      <style:text-properties fo:font-variant="small-caps" officeooo:rsid="0025f2db"/>
    </style:style>
    <style:style style:name="P34" style:family="paragraph" style:parent-style-name="Heading_20_1" style:list-style-name="WWNum4">
      <style:paragraph-properties fo:margin-left="0in" fo:margin-right="0in" fo:text-indent="0in" style:auto-text-indent="false"/>
      <style:text-properties fo:font-variant="small-caps" officeooo:rsid="0025f2db"/>
    </style:style>
    <style:style style:name="P35" style:family="paragraph" style:parent-style-name="Heading_20_1">
      <style:paragraph-properties fo:margin-left="0in" fo:margin-right="0in" fo:text-indent="0in" style:auto-text-indent="false"/>
      <style:text-properties fo:font-variant="small-caps" officeooo:rsid="00268744"/>
    </style:style>
    <style:style style:name="P36" style:family="paragraph" style:parent-style-name="Heading_20_1" style:list-style-name="WWNum4">
      <style:paragraph-properties fo:margin-left="0in" fo:margin-right="0in" fo:text-indent="0in" style:auto-text-indent="false"/>
      <style:text-properties fo:font-variant="small-caps" officeooo:rsid="00268744"/>
    </style:style>
    <style:style style:name="P37" style:family="paragraph" style:parent-style-name="Heading_20_1">
      <style:paragraph-properties fo:margin-left="0in" fo:margin-right="0in" fo:text-indent="0in" style:auto-text-indent="false"/>
      <style:text-properties fo:font-variant="small-caps" officeooo:rsid="002719a7"/>
    </style:style>
    <style:style style:name="P38" style:family="paragraph" style:parent-style-name="Heading_20_1" style:list-style-name="WWNum4">
      <style:paragraph-properties fo:margin-left="0in" fo:margin-right="0in" fo:text-indent="0in" style:auto-text-indent="false"/>
      <style:text-properties fo:font-variant="small-caps" officeooo:rsid="002719a7"/>
    </style:style>
    <style:style style:name="P39" style:family="paragraph" style:parent-style-name="Heading_20_1" style:list-style-name="WWNum4">
      <style:paragraph-properties fo:margin-left="0in" fo:margin-right="0in" fo:text-indent="0in" style:auto-text-indent="false"/>
    </style:style>
    <style:style style:name="P40" style:family="paragraph" style:parent-style-name="Heading_20_2">
      <style:text-properties fo:font-style="italic" officeooo:rsid="00268744" style:font-style-asian="italic" style:font-style-complex="italic"/>
    </style:style>
    <style:style style:name="P41" style:family="paragraph" style:parent-style-name="Heading_20_2" style:list-style-name="WWNum4">
      <style:text-properties fo:font-style="italic" officeooo:rsid="00268744" style:font-style-asian="italic" style:font-style-complex="italic"/>
    </style:style>
    <style:style style:name="P42" style:family="paragraph" style:parent-style-name="Heading_20_2" style:list-style-name="WWNum4"/>
    <style:style style:name="P43" style:family="paragraph" style:parent-style-name="Heading_20_3" style:list-style-name="WWNum4">
      <style:paragraph-properties fo:margin-left="0in" fo:margin-right="0in" fo:text-indent="0.2in" style:auto-text-indent="false"/>
    </style:style>
    <style:style style:name="P44" style:family="paragraph" style:parent-style-name="Heading_20_4" style:list-style-name="WWNum4">
      <style:paragraph-properties fo:margin-left="0in" fo:margin-right="0in" fo:text-indent="0.35in" style:auto-text-indent="false"/>
    </style:style>
    <style:style style:name="P45" style:family="paragraph" style:parent-style-name="Standard" style:list-style-name="WWNum4">
      <style:text-properties officeooo:paragraph-rsid="00268744"/>
    </style:style>
    <style:style style:name="P46" style:family="paragraph" style:parent-style-name="Standard">
      <style:text-properties officeooo:paragraph-rsid="00268744"/>
    </style:style>
    <style:style style:name="P47" style:family="paragraph" style:parent-style-name="Standard">
      <style:paragraph-properties fo:text-align="start" style:justify-single-word="false"/>
      <style:text-properties fo:font-style="italic" style:font-style-asian="italic" style:font-style-complex="italic"/>
    </style:style>
    <style:style style:name="P48" style:family="paragraph" style:parent-style-name="Standard">
      <style:text-properties fo:font-size="8pt" style:font-size-asian="8pt" style:font-size-complex="8pt"/>
    </style:style>
    <style:style style:name="P49" style:family="paragraph" style:parent-style-name="Text_20_body">
      <style:text-properties officeooo:paragraph-rsid="0025f2db"/>
    </style:style>
    <style:style style:name="P50" style:family="paragraph" style:parent-style-name="Text_20_body">
      <style:text-properties fo:language="en" fo:country="US"/>
    </style:style>
    <style:style style:name="P51" style:family="paragraph" style:parent-style-name="Text_20_body">
      <style:text-properties fo:letter-spacing="-0.0008in" style:rfc-language-tag="x-none" officeooo:rsid="002719a7" style:rfc-language-tag-asian="x-none"/>
    </style:style>
    <style:style style:name="P52" style:family="paragraph" style:parent-style-name="Text_20_body">
      <style:text-properties fo:letter-spacing="-0.0008in" style:rfc-language-tag="x-none" officeooo:rsid="002719a7" officeooo:paragraph-rsid="002719a7" style:rfc-language-tag-asian="x-none"/>
    </style:style>
    <style:style style:name="P53" style:family="paragraph" style:parent-style-name="Text_20_body">
      <style:text-properties fo:letter-spacing="-0.0008in" style:rfc-language-tag="x-none" officeooo:rsid="0025f2db" style:rfc-language-tag-asian="x-none"/>
    </style:style>
    <style:style style:name="P54" style:family="paragraph" style:parent-style-name="Text_20_body">
      <style:text-properties fo:letter-spacing="-0.0008in" style:rfc-language-tag="x-none" officeooo:rsid="00268744" officeooo:paragraph-rsid="00268744" style:rfc-language-tag-asian="x-none"/>
    </style:style>
    <style:style style:name="P55" style:family="paragraph" style:parent-style-name="Text_20_body" style:list-style-name="WWNum4">
      <style:paragraph-properties fo:margin-left="0in" fo:margin-right="0in" fo:text-align="center" style:justify-single-word="false" fo:text-indent="0in" style:auto-text-indent="false"/>
      <style:text-properties fo:font-variant="small-caps" officeooo:rsid="002719a7" officeooo:paragraph-rsid="002719a7"/>
    </style:style>
    <style:style style:name="P56" style:family="paragraph" style:parent-style-name="Text_20_body">
      <style:paragraph-properties fo:margin-left="0in" fo:margin-right="0in" fo:margin-top="0in" fo:margin-bottom="0.0835in" loext:contextual-spacing="false" fo:line-height="95%" fo:text-align="justify" style:justify-single-word="false" fo:orphans="2" fo:widows="2" fo:hyphenation-ladder-count="no-limit" fo:text-indent="0.2in" style:auto-text-indent="false" style:writing-mode="lr-tb">
        <style:tab-stops>
          <style:tab-stop style:position="0.2in"/>
        </style:tab-stops>
      </style:paragraph-properties>
      <style:text-properties fo:hyphenate="false" fo:hyphenation-remain-char-count="2" fo:hyphenation-push-char-count="2" loext:hyphenation-no-caps="true"/>
    </style:style>
    <style:style style:name="P57" style:family="paragraph" style:parent-style-name="Text_20_body">
      <style:paragraph-properties fo:margin-left="0in" fo:margin-right="0in" fo:margin-top="0in" fo:margin-bottom="0.0835in" loext:contextual-spacing="false" fo:line-height="95%" fo:text-align="justify" style:justify-single-word="false" fo:orphans="2" fo:widows="2" fo:hyphenation-ladder-count="no-limit" fo:text-indent="0.2in" style:auto-text-indent="false" style:writing-mode="lr-tb">
        <style:tab-stops>
          <style:tab-stop style:position="0.2in"/>
        </style:tab-stops>
      </style:paragraph-properties>
      <style:text-properties officeooo:paragraph-rsid="0025f2db" fo:hyphenate="false" fo:hyphenation-remain-char-count="2" fo:hyphenation-push-char-count="2" loext:hyphenation-no-caps="true"/>
    </style:style>
    <style:style style:name="P58" style:family="paragraph" style:parent-style-name="bullet_20_list" style:list-style-name="WWNum4">
      <style:paragraph-properties fo:margin-left="0.4in" fo:margin-right="0in" fo:text-indent="-0.2in" style:auto-text-indent="false"/>
    </style:style>
    <style:style style:name="P59" style:family="paragraph" style:parent-style-name="figure_20_caption" style:list-style-name="WWNum2">
      <style:paragraph-properties fo:margin-left="0in" fo:margin-right="0in" fo:text-indent="0in" style:auto-text-indent="false"/>
    </style:style>
    <style:style style:name="P60" style:family="paragraph" style:parent-style-name="paper_20_title" style:master-page-name="First_20_Page">
      <style:paragraph-properties fo:margin-top="0in" fo:margin-bottom="0.1945in" loext:contextual-spacing="false" style:page-number="auto"/>
      <style:text-properties officeooo:paragraph-rsid="001ffef6"/>
    </style:style>
    <style:style style:name="P61" style:family="paragraph" style:parent-style-name="references" style:list-style-name="WWNum8">
      <style:paragraph-properties fo:margin-left="0.2457in" fo:margin-right="0in" fo:text-indent="-0.2457in" style:auto-text-indent="false"/>
    </style:style>
    <style:style style:name="P62" style:family="paragraph" style:parent-style-name="sponsors">
      <style:paragraph-properties fo:margin-left="0in" fo:margin-right="0in" fo:text-indent="0.2008in" style:auto-text-indent="false" fo:padding-left="0in" fo:padding-right="0in" fo:padding-top="0.028in" fo:padding-bottom="0in" fo:border="none"/>
    </style:style>
    <style:style style:name="P63" style:family="paragraph" style:parent-style-name="table_20_footnote" style:list-style-name="WWNum24">
      <style:paragraph-properties fo:margin-left="0.0402in" fo:margin-right="0in" fo:text-indent="-0.0201in" style:auto-text-indent="false"/>
    </style:style>
    <style:style style:name="P64" style:family="paragraph" style:parent-style-name="table_20_head" style:list-style-name="WWNum9"/>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name-asian="Times New Roman1" style:font-style-asian="italic"/>
    </style:style>
    <style:style style:name="T4" style:family="text">
      <style:text-properties fo:font-style="italic" fo:font-weight="normal" style:font-style-asian="italic" style:font-weight-asian="normal" style:font-style-complex="italic"/>
    </style:style>
    <style:style style:name="T5" style:family="text">
      <style:text-properties fo:font-style="italic" style:font-name-asian="MS Mincho" style:font-style-asian="italic"/>
    </style:style>
    <style:style style:name="T6" style:family="text">
      <style:text-properties fo:font-size="9pt" style:font-size-asian="9pt" style:font-size-complex="9pt"/>
    </style:style>
    <style:style style:name="T7" style:family="text">
      <style:text-properties fo:font-size="9pt" officeooo:rsid="0025f2db"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fo:font-style="italic" style:font-size-asian="9pt" style:font-style-asian="italic" style:font-size-complex="9pt" style:font-style-complex="italic"/>
    </style:style>
    <style:style style:name="T10" style:family="text">
      <style:text-properties fo:font-size="9pt" fo:font-weight="bold" officeooo:rsid="0021f05f" style:font-size-asian="9pt" style:font-weight-asian="bold" style:font-size-complex="9pt" style:font-weight-complex="bold"/>
    </style:style>
    <style:style style:name="T11" style:family="text">
      <style:text-properties fo:font-size="9pt" fo:font-weight="bold" officeooo:rsid="00255919" style:font-size-asian="9pt" style:font-weight-asian="bold" style:font-size-complex="9pt" style:font-weight-complex="bold"/>
    </style:style>
    <style:style style:name="T12" style:family="text">
      <style:text-properties fo:font-size="9pt" fo:font-weight="bold" officeooo:rsid="002a161f" style:font-size-asian="9pt" style:font-weight-asian="bold" style:font-size-complex="9pt" style:font-weight-complex="bold"/>
    </style:style>
    <style:style style:name="T13" style:family="text">
      <style:text-properties style:text-position="super 58%"/>
    </style:style>
    <style:style style:name="T14" style:family="text">
      <style:text-properties style:text-position="super 58%" fo:font-size="9pt" style:font-size-asian="9pt" style:font-size-complex="9pt"/>
    </style:style>
    <style:style style:name="T15" style:family="text">
      <style:text-properties style:font-style-complex="italic"/>
    </style:style>
    <style:style style:name="T16" style:family="text">
      <style:text-properties fo:font-weight="normal" officeooo:rsid="002719a7" style:font-weight-asian="normal"/>
    </style:style>
    <style:style style:name="T17" style:family="text">
      <style:text-properties fo:language="en" fo:country="US"/>
    </style:style>
    <style:style style:name="T18" style:family="text">
      <style:text-properties fo:language="en" fo:country="US" fo:font-weight="bold" style:font-weight-asian="bold"/>
    </style:style>
    <style:style style:name="T19" style:family="text">
      <style:text-properties style:font-name="Times New Roman" fo:font-style="italic" style:font-style-asian="italic" style:font-name-complex="Times New Roman1"/>
    </style:style>
    <style:style style:name="T20" style:family="text">
      <style:text-properties style:font-name="Symbol" fo:font-style="italic" style:font-style-asian="italic" style:font-name-complex="Symbol1" style:font-style-complex="italic"/>
    </style:style>
    <style:style style:name="T21" style:family="text">
      <style:text-properties style:text-position="sub 58%"/>
    </style:style>
    <style:style style:name="T22" style:family="text">
      <style:text-properties fo:font-weight="bold" style:font-weight-asian="bold"/>
    </style:style>
    <style:style style:name="T23" style:family="text">
      <style:text-properties fo:font-style="normal" style:font-style-asian="normal"/>
    </style:style>
    <style:style style:name="T24" style:family="text">
      <style:text-properties fo:font-variant="normal" fo:text-transform="none" fo:font-style="italic" style:font-style-asian="italic" style:font-style-complex="italic"/>
    </style:style>
    <style:style style:name="T25" style:family="text">
      <style:text-properties fo:color="#ff0000" fo:font-size="10pt" fo:letter-spacing="-0.0008in" style:rfc-language-tag="x-none" fo:font-weight="bold" style:font-name-asian="SimSun" style:font-size-asian="10pt" style:rfc-language-tag-asian="x-none" style:font-weight-asian="bold" style:font-size-complex="10pt"/>
    </style:style>
    <style:style style:name="T26" style:family="text">
      <style:text-properties fo:color="#ff0000" fo:font-size="10pt" fo:letter-spacing="-0.0008in" fo:font-weight="bold" style:font-name-asian="SimSun" style:font-size-asian="10pt" style:rfc-language-tag-asian="x-none" style:font-weight-asian="bold" style:font-size-complex="10pt"/>
    </style:style>
    <style:style style:name="T27" style:family="text">
      <style:text-properties officeooo:rsid="001ffef6"/>
    </style:style>
    <style:style style:name="T28" style:family="text">
      <style:text-properties fo:font-size="24pt" officeooo:rsid="001ffef6" style:font-name-asian="MS Mincho" style:font-size-asian="24pt" style:font-size-complex="24pt"/>
    </style:style>
    <style:style style:name="T29" style:family="text">
      <style:text-properties fo:font-size="24pt" officeooo:rsid="00255919" style:font-name-asian="MS Mincho" style:font-size-asian="24pt" style:font-size-complex="24pt"/>
    </style:style>
    <style:style style:name="T30" style:family="text">
      <style:text-properties fo:font-size="24pt" officeooo:rsid="002a161f" style:font-name-asian="MS Mincho" style:font-size-asian="24pt" style:font-size-complex="24pt"/>
    </style:style>
    <style:style style:name="T31" style:family="text">
      <style:text-properties officeooo:rsid="0021f05f"/>
    </style:style>
    <style:style style:name="T32" style:family="text">
      <style:text-properties officeooo:rsid="0023c8e9"/>
    </style:style>
    <style:style style:name="T33" style:family="text">
      <style:text-properties fo:letter-spacing="-0.0008in" style:rfc-language-tag="x-none" officeooo:rsid="0025f2db" style:rfc-language-tag-asian="x-none"/>
    </style:style>
    <style:style style:name="T34" style:family="text">
      <style:text-properties fo:letter-spacing="-0.0008in" style:rfc-language-tag="x-none" officeooo:rsid="00268744" style:rfc-language-tag-asian="x-none"/>
    </style:style>
    <style:style style:name="T35" style:family="text">
      <style:text-properties officeooo:rsid="002719a7"/>
    </style:style>
    <style:style style:name="T36" style:family="text">
      <style:text-properties officeooo:rsid="00285472"/>
    </style:style>
    <style:style style:name="T37" style:family="text">
      <style:text-properties officeooo:rsid="002a161f"/>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left="0in" fo:padding-right="0in" fo:padding-top="0.028in" fo:padding-bottom="0in" fo:border-left="none" fo:border-right="none" fo:border-top="0.51pt solid #000000" fo:border-bottom="none"/>
    </style:style>
    <style:style style:name="Sect1" style:family="section">
      <style:section-properties style:editable="false">
        <style:columns fo:column-count="4" fo:column-gap="0.15in">
          <style:column style:rel-width="16383*" fo:start-indent="0in" fo:end-indent="0.0752in"/>
          <style:column style:rel-width="16383*" fo:start-indent="0.0752in" fo:end-indent="0.0752in"/>
          <style:column style:rel-width="16383*" fo:start-indent="0.0752in" fo:end-indent="0.0752in"/>
          <style:column style:rel-width="16386*" fo:start-indent="0.0752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tracked-changes>
        <text:changed-region xml:id="ct94236257766240" text:id="ct94236257766240">
          <text:deletion>
            <office:change-info>
              <dc:creator>Unknown Author</dc:creator>
              <dc:date>2020-12-10T23:07:31</dc:date>
            </office:change-info>
            <text:p text:style-name="P60"><text:span text:style-name="T28">Evolving </text:span></text:p>
          </text:deletion>
        </text:changed-region>
        <text:changed-region xml:id="ct94236257295456" text:id="ct94236257295456">
          <text:insertion>
            <office:change-info>
              <dc:creator>Unknown Author</dc:creator>
              <dc:date>2020-12-10T23:07:34</dc:date>
            </office:change-info>
          </text:insertion>
        </text:changed-region>
        <text:changed-region xml:id="ct94236256429360" text:id="ct94236256429360">
          <text:insertion>
            <office:change-info>
              <dc:creator>Unknown Author</dc:creator>
              <dc:date>2020-11-25T12:17:37</dc:date>
            </office:change-info>
          </text:insertion>
        </text:changed-region>
        <text:changed-region xml:id="ct94236256429808" text:id="ct94236256429808">
          <text:deletion>
            <office:change-info>
              <dc:creator>Unknown Author</dc:creator>
              <dc:date>2020-11-25T12:24:32</dc:date>
            </office:change-info>
            <text:p text:style-name="P60"><text:span text:style-name="T29">: paper title)</text:span></text:p>
          </text:deletion>
        </text:changed-region>
        <text:changed-region xml:id="ct94236257047680" text:id="ct94236257047680">
          <text:deletion>
            <office:change-info>
              <dc:creator>Unknown Author</dc:creator>
              <dc:date>2020-11-25T12:28:05</dc:date>
            </office:change-info>
            <text:p text:style-name="P28"/>
            <text:p text:style-name="P28"/>
          </text:deletion>
        </text:changed-region>
        <text:changed-region xml:id="ct94236257049680" text:id="ct94236257049680">
          <text:insertion>
            <office:change-info>
              <dc:creator>Unknown Author</dc:creator>
              <dc:date>2020-11-25T12:32:40</dc:date>
            </office:change-info>
          </text:insertion>
        </text:changed-region>
        <text:changed-region xml:id="ct94236257050560" text:id="ct94236257050560">
          <text:insertion>
            <office:change-info>
              <dc:creator>Unknown Author</dc:creator>
              <dc:date>2020-11-25T12:27:59</dc:date>
            </office:change-info>
          </text:insertion>
        </text:changed-region>
        <text:changed-region xml:id="ct94236257051056" text:id="ct94236257051056">
          <text:insertion>
            <office:change-info>
              <dc:creator>Unknown Author</dc:creator>
              <dc:date>2020-11-25T12:29:38</dc:date>
            </office:change-info>
          </text:insertion>
        </text:changed-region>
        <text:changed-region xml:id="ct94236257051536" text:id="ct94236257051536">
          <text:deletion>
            <office:change-info>
              <dc:creator>Unknown Author</dc:creator>
              <dc:date>2020-11-25T12:30:12</dc:date>
            </office:change-info>
            <text:p text:style-name="P11"><text:span text:style-name="T7"/></text:p>
            <text:p text:style-name="P11"><text:span text:style-name="T7"/></text:p>
          </text:deletion>
        </text:changed-region>
        <text:changed-region xml:id="ct94236257051296" text:id="ct94236257051296">
          <text:deletion>
            <office:change-info>
              <dc:creator>Unknown Author</dc:creator>
              <dc:date>2020-11-25T12:32:44</dc:date>
            </office:change-info>
            <text:p text:style-name="P11"><text:span text:style-name="T7"/></text:p>
            <text:p text:style-name="P11"><text:span text:style-name="T7"/></text:p>
          </text:deletion>
        </text:changed-region>
        <text:changed-region xml:id="ct94236257055904" text:id="ct94236257055904">
          <text:insertion>
            <office:change-info>
              <dc:creator>Unknown Author</dc:creator>
              <dc:date>2020-11-25T12:30:27</dc:date>
            </office:change-info>
          </text:insertion>
        </text:changed-region>
        <text:changed-region xml:id="ct94236257056144" text:id="ct94236257056144">
          <text:deletion>
            <office:change-info>
              <dc:creator>Unknown Author</dc:creator>
              <dc:date>2020-11-25T12:30:33</dc:date>
            </office:change-info>
            <text:p text:style-name="P10">line 1: 5<text:span text:style-name="T13">th</text:span> Given Name Surname<text:line-break/>line 2: dept. name of organization (of <text:span text:style-name="T15">Affiliation</text:span>)<text:line-break/>line 3: name of organization (of Affiliation)</text:p>
          </text:deletion>
        </text:changed-region>
        <text:changed-region xml:id="ct94236257058304" text:id="ct94236257058304">
          <text:insertion>
            <office:change-info>
              <dc:creator>Unknown Author</dc:creator>
              <dc:date>2020-11-25T12:30:34</dc:date>
            </office:change-info>
          </text:insertion>
        </text:changed-region>
        <text:changed-region xml:id="ct94236257058544" text:id="ct94236257058544">
          <text:deletion>
            <office:change-info>
              <dc:creator>Unknown Author</dc:creator>
              <dc:date>2020-11-25T12:32:34</dc:date>
            </office:change-info>
            <text:p text:style-name="P9"><text:span text:style-name="T1"><text:line-break/></text:span>line 4: City, Country<text:line-break/>line 5: email address or ORCID</text:p>
          </text:deletion>
        </text:changed-region>
        <text:changed-region xml:id="ct94236257058784" text:id="ct94236257058784">
          <text:deletion>
            <office:change-info>
              <dc:creator>Unknown Author</dc:creator>
              <dc:date>2020-11-25T12:32:38</dc:date>
            </office:change-info>
            <text:p text:style-name="P7">line 1: 6<text:span text:style-name="T13">th</text:span> Given Name Surname<text:line-break/>line 2: <text:span text:style-name="T1">dept. name of organization (of </text:span><text:span text:style-name="T2">Affiliation</text:span><text:span text:style-name="T1">)</text:span><text:line-break/>line 3: <text:span text:style-name="T1">name of organization (of Affiliation)<text:line-break/></text:span>line 4: City, Country<text:line-break/>line 5: email address or ORCID</text:p>
            <text:p text:style-name="P7"/>
            <text:p text:style-name="P7"/>
            <text:p text:style-name="P7"/>
            <text:p text:style-name="P7"/>
          </text:deletion>
        </text:changed-region>
        <text:changed-region xml:id="ct94236256464592" text:id="ct94236256464592">
          <text:insertion>
            <office:change-info>
              <dc:creator>Unknown Author</dc:creator>
              <dc:date>2020-12-10T23:07:19</dc:date>
            </office:change-info>
          </text:insertion>
        </text:changed-region>
        <text:changed-region xml:id="ct94236257053056" text:id="ct94236257053056">
          <text:deletion>
            <office:change-info>
              <dc:creator>Unknown Author</dc:creator>
              <dc:date>2020-12-10T23:02:38</dc:date>
            </office:change-info>
            <text:p text:style-name="P4"><text:span text:style-name="T27">This paper will provide results comparing with relevant statistical power, GA performance of </text:span></text:p>
          </text:deletion>
        </text:changed-region>
        <text:changed-region xml:id="ct94236257053696" text:id="ct94236257053696">
          <text:insertion>
            <office:change-info>
              <dc:creator>Unknown Author</dc:creator>
              <dc:date>2020-12-10T23:07:18</dc:date>
            </office:change-info>
          </text:insertion>
        </text:changed-region>
        <text:changed-region xml:id="ct94236257054336" text:id="ct94236257054336">
          <text:insertion>
            <office:change-info>
              <dc:creator>Unknown Author</dc:creator>
              <dc:date>2020-12-10T23:03:06</dc:date>
            </office:change-info>
          </text:insertion>
        </text:changed-region>
        <text:changed-region xml:id="ct94236257055616" text:id="ct94236257055616">
          <text:insertion>
            <office:change-info>
              <dc:creator>Unknown Author</dc:creator>
              <dc:date>2020-12-10T23:02:42</dc:date>
            </office:change-info>
          </text:insertion>
        </text:changed-region>
        <text:changed-region xml:id="ct94236257056736" text:id="ct94236257056736">
          <text:insertion>
            <office:change-info>
              <dc:creator>Unknown Author</dc:creator>
              <dc:date>2020-12-10T23:02:54</dc:date>
            </office:change-info>
          </text:insertion>
        </text:changed-region>
        <text:changed-region xml:id="ct94236257054976" text:id="ct94236257054976">
          <text:deletion>
            <office:change-info>
              <dc:creator>Unknown Author</dc:creator>
              <dc:date>2020-12-10T23:02:51</dc:date>
            </office:change-info>
            <text:p text:style-name="P4"><text:span text:style-name="T27">(</text:span></text:p>
          </text:deletion>
        </text:changed-region>
        <text:changed-region xml:id="ct94236257057376" text:id="ct94236257057376">
          <text:insertion>
            <office:change-info>
              <dc:creator>Unknown Author</dc:creator>
              <dc:date>2020-12-10T23:03:02</dc:date>
            </office:change-info>
          </text:insertion>
        </text:changed-region>
        <text:changed-region xml:id="ct94236256461904" text:id="ct94236256461904">
          <text:deletion>
            <office:change-info>
              <dc:creator>Unknown Author</dc:creator>
              <dc:date>2020-12-10T23:03:58</dc:date>
            </office:change-info>
            <text:p text:style-name="P4"><text:span text:style-name="T27">with</text:span></text:p>
          </text:deletion>
        </text:changed-region>
        <text:changed-region xml:id="ct94236256462544" text:id="ct94236256462544">
          <text:insertion>
            <office:change-info>
              <dc:creator>Unknown Author</dc:creator>
              <dc:date>2020-12-10T23:03:59</dc:date>
            </office:change-info>
          </text:insertion>
        </text:changed-region>
        <text:changed-region xml:id="ct94236256465488" text:id="ct94236256465488">
          <text:insertion>
            <office:change-info>
              <dc:creator>Unknown Author</dc:creator>
              <dc:date>2020-12-10T23:04:00</dc:date>
            </office:change-info>
          </text:insertion>
        </text:changed-region>
        <text:changed-region xml:id="ct94236256465728" text:id="ct94236256465728">
          <text:insertion>
            <office:change-info>
              <dc:creator>Unknown Author</dc:creator>
              <dc:date>2020-12-10T23:04:05</dc:date>
            </office:change-info>
          </text:insertion>
        </text:changed-region>
        <text:changed-region xml:id="ct94236256465968" text:id="ct94236256465968">
          <text:deletion>
            <office:change-info>
              <dc:creator>Unknown Author</dc:creator>
              <dc:date>2020-12-10T23:04:32</dc:date>
            </office:change-info>
            <text:p text:style-name="P4"><text:span text:style-name="T27"><text:s/>Next, I will propose a modified DEvol approach and improve on DEvol by using other GA operators, varying convergence pressure and exploration. The resultant algorithm will be applied to COVID 19 dataset.</text:span></text:p>
          </text:deletion>
        </text:changed-region>
        <text:changed-region xml:id="ct94236256467088" text:id="ct94236256467088">
          <text:deletion>
            <office:change-info>
              <dc:creator>Unknown Author</dc:creator>
              <dc:date>2020-11-25T11:17:35</dc:date>
            </office:change-info>
            <text:p text:style-name="P3">and effect </text:p>
          </text:deletion>
        </text:changed-region>
        <text:changed-region xml:id="ct94236256466848" text:id="ct94236256466848">
          <text:deletion>
            <office:change-info>
              <dc:creator>Unknown Author</dc:creator>
              <dc:date>2020-12-10T23:04:42</dc:date>
            </office:change-info>
            <text:p text:style-name="P3">This paper will discuss relevant parallelization strategies and performance metrics </text:p>
          </text:deletion>
        </text:changed-region>
        <text:changed-region xml:id="ct94236256467328" text:id="ct94236256467328">
          <text:insertion>
            <office:change-info>
              <dc:creator>Unknown Author</dc:creator>
              <dc:date>2020-12-10T23:04:42</dc:date>
            </office:change-info>
          </text:insertion>
        </text:changed-region>
        <text:changed-region xml:id="ct94236256467568" text:id="ct94236256467568">
          <text:insertion>
            <office:change-info>
              <dc:creator>Unknown Author</dc:creator>
              <dc:date>2020-12-10T23:05:00</dc:date>
            </office:change-info>
          </text:insertion>
        </text:changed-region>
        <text:changed-region xml:id="ct94236256467808" text:id="ct94236256467808">
          <text:insertion>
            <office:change-info>
              <dc:creator>Unknown Author</dc:creator>
              <dc:date>2020-11-25T11:17:35</dc:date>
            </office:change-info>
          </text:insertion>
        </text:changed-region>
        <text:changed-region xml:id="ct94236256468048" text:id="ct94236256468048">
          <text:insertion>
            <office:change-info>
              <dc:creator>Unknown Author</dc:creator>
              <dc:date>2020-11-25T11:18:01</dc:date>
            </office:change-info>
          </text:insertion>
        </text:changed-region>
        <text:changed-region xml:id="ct94236256468288" text:id="ct94236256468288">
          <text:insertion>
            <office:change-info>
              <dc:creator>Unknown Author</dc:creator>
              <dc:date>2020-11-25T11:11:28</dc:date>
            </office:change-info>
          </text:insertion>
        </text:changed-region>
        <text:changed-region xml:id="ct94236256468528" text:id="ct94236256468528">
          <text:insertion>
            <office:change-info>
              <dc:creator>Unknown Author</dc:creator>
              <dc:date>2020-11-25T11:12:00</dc:date>
            </office:change-info>
          </text:insertion>
        </text:changed-region>
        <text:changed-region xml:id="ct94236256468768" text:id="ct94236256468768">
          <text:insertion>
            <office:change-info>
              <dc:creator>Unknown Author</dc:creator>
              <dc:date>2020-11-25T11:13:18</dc:date>
            </office:change-info>
          </text:insertion>
        </text:changed-region>
        <text:changed-region xml:id="ct94236256469008" text:id="ct94236256469008">
          <text:insertion>
            <office:change-info>
              <dc:creator>Unknown Author</dc:creator>
              <dc:date>2020-11-25T11:17:21</dc:date>
            </office:change-info>
          </text:insertion>
        </text:changed-region>
        <text:changed-region xml:id="ct94236256469248" text:id="ct94236256469248">
          <text:insertion>
            <office:change-info>
              <dc:creator>Unknown Author</dc:creator>
              <dc:date>2020-11-25T11:13:18</dc:date>
            </office:change-info>
          </text:insertion>
        </text:changed-region>
        <text:changed-region xml:id="ct94236256469488" text:id="ct94236256469488">
          <text:insertion>
            <office:change-info>
              <dc:creator>Unknown Author</dc:creator>
              <dc:date>2020-11-25T11:14:33</dc:date>
            </office:change-info>
          </text:insertion>
        </text:changed-region>
        <text:changed-region xml:id="ct94236256469728" text:id="ct94236256469728">
          <text:insertion>
            <office:change-info>
              <dc:creator>Unknown Author</dc:creator>
              <dc:date>2020-11-25T11:15:39</dc:date>
            </office:change-info>
          </text:insertion>
        </text:changed-region>
        <text:changed-region xml:id="ct94236257106496" text:id="ct94236257106496">
          <text:insertion>
            <office:change-info>
              <dc:creator>Unknown Author</dc:creator>
              <dc:date>2020-11-25T11:16:10</dc:date>
            </office:change-info>
          </text:insertion>
        </text:changed-region>
        <text:changed-region xml:id="ct94236256675552" text:id="ct94236256675552">
          <text:insertion>
            <office:change-info>
              <dc:creator>Unknown Author</dc:creator>
              <dc:date>2020-11-25T12:54:24</dc:date>
            </office:change-info>
          </text:insertion>
        </text:changed-region>
        <text:changed-region xml:id="ct94236256613424" text:id="ct94236256613424">
          <text:insertion>
            <office:change-info>
              <dc:creator>Unknown Author</dc:creator>
              <dc:date>2020-11-25T11:16:10</dc:date>
            </office:change-info>
          </text:insertion>
        </text:changed-region>
        <text:changed-region xml:id="ct94236256428800" text:id="ct94236256428800">
          <text:deletion>
            <office:change-info>
              <dc:creator>Unknown Author</dc:creator>
              <dc:date>2020-11-25T12:47:12</dc:date>
            </office:change-info>
            <text:p text:style-name="Keywords"/>
            <text:p text:style-name="P27">This electronic document is a “live” template and already defines the components of your paper [title, text, heads, etc.] in its style sheet. <text:s/><text:span text:style-name="T1">*CRITICAL: <text:s/>Do</text:span><text:span text:style-name="T3"> </text:span><text:span text:style-name="T1">Not</text:span><text:span text:style-name="T3"> </text:span><text:span text:style-name="T1">Use</text:span><text:span text:style-name="T3"> </text:span><text:span text:style-name="T1">Symbols,</text:span><text:span text:style-name="T3"> </text:span><text:span text:style-name="T1">Special</text:span><text:span text:style-name="T3"> </text:span><text:span text:style-name="T1">Characters,</text:span><text:span text:style-name="T3"> Footnotes, </text:span><text:span text:style-name="T1">or</text:span><text:span text:style-name="T3"> </text:span><text:span text:style-name="T1">Math</text:span><text:span text:style-name="T3"> </text:span><text:span text:style-name="T1">in</text:span><text:span text:style-name="T3"> Paper </text:span><text:span text:style-name="T1">Title</text:span><text:span text:style-name="T3"> o</text:span><text:span text:style-name="T1">r</text:span><text:span text:style-name="T3"> </text:span><text:span text:style-name="T1">Abstract</text:span>. <text:span text:style-name="T15">(</text:span><text:span text:style-name="T4">Abstract</text:span><text:span text:style-name="T15">) </text:span></text:p>
            <text:p text:style-name="Keywords"/>
          </text:deletion>
        </text:changed-region>
        <text:changed-region xml:id="ct94236257015792" text:id="ct94236257015792">
          <text:insertion>
            <office:change-info>
              <dc:creator>Unknown Author</dc:creator>
              <dc:date>2020-11-25T12:47:16</dc:date>
            </office:change-info>
          </text:insertion>
        </text:changed-region>
        <text:changed-region xml:id="ct94236257007856" text:id="ct94236257007856">
          <text:deletion>
            <office:change-info>
              <dc:creator>Unknown Author</dc:creator>
              <dc:date>2020-11-25T12:47:39</dc:date>
            </office:change-info>
            <text:p text:style-name="Keywords"><text:span text:style-name="T35">component, formatting, style, styling, insert (</text:span><text:span text:style-name="T16">key words</text:span><text:span text:style-name="T35">)</text:span></text:p>
          </text:deletion>
        </text:changed-region>
        <text:changed-region xml:id="ct94236257108304" text:id="ct94236257108304">
          <text:insertion>
            <office:change-info>
              <dc:creator>Unknown Author</dc:creator>
              <dc:date>2020-11-25T12:47:42</dc:date>
            </office:change-info>
          </text:insertion>
        </text:changed-region>
        <text:changed-region xml:id="ct94236257086800" text:id="ct94236257086800">
          <text:insertion>
            <office:change-info>
              <dc:creator>Unknown Author</dc:creator>
              <dc:date>2020-11-25T12:48:02</dc:date>
            </office:change-info>
          </text:insertion>
        </text:changed-region>
        <text:changed-region xml:id="ct94236257010160" text:id="ct94236257010160">
          <text:deletion>
            <office:change-info>
              <dc:creator>Unknown Author</dc:creator>
              <dc:date>2020-11-25T12:20:09</dc:date>
            </office:change-info>
            <text:p text:style-name="P17">This template, modified in MS Word 200<text:span text:style-name="T17">7</text:span> and saved as <text:span text:style-name="T17">a </text:span>“Word 97-2003 <text:span text:style-name="T17">Document</text:span>”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deletion>
        </text:changed-region>
        <text:changed-region xml:id="ct94236256470448" text:id="ct94236256470448">
          <text:insertion>
            <office:change-info>
              <dc:creator>Unknown Author</dc:creator>
              <dc:date>2020-11-25T12:20:09</dc:date>
            </office:change-info>
          </text:insertion>
        </text:changed-region>
        <text:changed-region xml:id="ct94236257807840" text:id="ct94236257807840">
          <text:insertion>
            <office:change-info>
              <dc:creator>Unknown Author</dc:creator>
              <dc:date>2020-11-25T12:33:14</dc:date>
            </office:change-info>
          </text:insertion>
        </text:changed-region>
        <text:changed-region xml:id="ct94236256620864" text:id="ct94236256620864">
          <text:deletion>
            <office:change-info>
              <dc:creator>Unknown Author</dc:creator>
              <dc:date>2020-11-25T12:20:45</dc:date>
            </office:change-info>
            <text:h text:style-name="P33" text:outline-level="1">Ease of Use</text:h>
          </text:deletion>
        </text:changed-region>
        <text:changed-region xml:id="ct94236257074240" text:id="ct94236257074240">
          <text:insertion>
            <office:change-info>
              <dc:creator>Unknown Author</dc:creator>
              <dc:date>2020-11-25T12:20:45</dc:date>
            </office:change-info>
          </text:insertion>
        </text:changed-region>
        <text:changed-region xml:id="ct94236257082608" text:id="ct94236257082608">
          <text:deletion>
            <office:change-info>
              <dc:creator>Unknown Author</dc:creator>
              <dc:date>2020-11-25T12:21:07</dc:date>
            </office:change-info>
            <text:p text:style-name="P49">First,</text:p>
          </text:deletion>
        </text:changed-region>
        <text:changed-region xml:id="ct94236257805664" text:id="ct94236257805664">
          <text:insertion>
            <office:change-info>
              <dc:creator>Unknown Author</dc:creator>
              <dc:date>2020-11-25T12:21:07</dc:date>
            </office:change-info>
          </text:insertion>
        </text:changed-region>
        <text:changed-region xml:id="ct94236257386944" text:id="ct94236257386944">
          <text:insertion>
            <office:change-info>
              <dc:creator>Unknown Author</dc:creator>
              <dc:date>2020-11-25T12:22:33</dc:date>
            </office:change-info>
          </text:insertion>
        </text:changed-region>
        <text:changed-region xml:id="ct94236257078832" text:id="ct94236257078832">
          <text:deletion>
            <office:change-info>
              <dc:creator>Unknown Author</dc:creator>
              <dc:date>2020-11-25T12:35:51</dc:date>
            </office:change-info>
            <text:p text:style-name="P49">.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Maintaining the Integrity of the Specifications</text:p>
            <text:p text:style-name="P57"/>
            <text:p text:style-name="P49">confirm that you have the correct template for your paper size. This template has been tailored for output on the US-letter paper size. If you are using A4-sized paper, please close this file and download the file “MSW_A4_format”.</text:p>
            <text:p text:style-name="P49"><draw:frame draw:style-name="fr1" draw:name="Frame1" text:anchor-type="paragraph" svg:x="0.6028in" svg:y="10.0008in" draw:z-index="0"><draw:text-box fo:min-height="0.0161in" fo:min-width="0.0161in"><text:p text:style-name="P62">Identify applicable funding agency here. <text:span text:style-name="T15">If none, delete this text box.</text:span></text:p></draw:text-box></draw:frame></text:p>
          </text:deletion>
        </text:changed-region>
        <text:changed-region xml:id="ct94236257076880" text:id="ct94236257076880">
          <text:deletion>
            <office:change-info>
              <dc:creator>Unknown Author</dc:creator>
              <dc:date>2020-11-25T12:36:05</dc:date>
            </office:change-info>
            <text:h text:style-name="P35" text:outline-level="1">Prepare Your Paper Before Styling</text:h>
          </text:deletion>
        </text:changed-region>
        <text:changed-region xml:id="ct94236256535120" text:id="ct94236256535120">
          <text:insertion>
            <office:change-info>
              <dc:creator>Unknown Author</dc:creator>
              <dc:date>2020-11-25T12:36:05</dc:date>
            </office:change-info>
          </text:insertion>
        </text:changed-region>
        <text:changed-region xml:id="ct94236257087824" text:id="ct94236257087824">
          <text:deletion>
            <office:change-info>
              <dc:creator>Unknown Author</dc:creator>
              <dc:date>2020-11-25T12:37:46</dc:date>
            </office:change-info>
            <text:p text:style-name="P50">Before you begin to format your paper, first write and save the content as a separate text file. Complete all content and organizational editing before formatting. Please note sections A-D below for more information on proofreading, spelling and grammar.</text:p>
            <text:p text:style-name="P50"><text:bookmark text:name="docs-internal-guid-1c3ef3cd-7fff-38c3-2e0f-a9b57e4620b43111111"/>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deletion>
        </text:changed-region>
        <text:changed-region xml:id="ct94236256472800" text:id="ct94236256472800">
          <text:insertion>
            <office:change-info>
              <dc:creator>Unknown Author</dc:creator>
              <dc:date>2020-11-25T12:38:00</dc:date>
            </office:change-info>
          </text:insertion>
        </text:changed-region>
        <text:changed-region xml:id="ct94236257013424" text:id="ct94236257013424">
          <text:deletion>
            <office:change-info>
              <dc:creator>Unknown Author</dc:creator>
              <dc:date>2020-11-25T12:36:13</dc:date>
            </office:change-info>
            <text:h text:style-name="P40" text:outline-level="2">Abbreviations and Acronyms</text:h>
          </text:deletion>
        </text:changed-region>
        <text:changed-region xml:id="ct94236257007280" text:id="ct94236257007280">
          <text:insertion>
            <office:change-info>
              <dc:creator>Unknown Author</dc:creator>
              <dc:date>2020-11-25T12:40:01</dc:date>
            </office:change-info>
          </text:insertion>
        </text:changed-region>
        <text:changed-region xml:id="ct94236257083968" text:id="ct94236257083968">
          <text:deletion>
            <office:change-info>
              <dc:creator>Unknown Author</dc:creator>
              <dc:date>2020-11-25T12:40:49</dc:date>
            </office:change-info>
            <text:list xml:id="list64967664" text:style-name="WWNum4">
              <text:list-item>
                <text:p text:style-name="P45"><text:span text:style-name="T34"/></text:p>
              </text:list-item>
              <text:list-item>
                <text:p text:style-name="P45"/>
              </text:list-item>
            </text:list>
          </text:deletion>
        </text:changed-region>
        <text:changed-region xml:id="ct94236257083728" text:id="ct94236257083728">
          <text:deletion>
            <office:change-info>
              <dc:creator>Unknown Author</dc:creator>
              <dc:date>2020-11-25T12:41:45</dc:date>
            </office:change-info>
            <text:p text:style-name="P46">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deletion>
        </text:changed-region>
        <text:changed-region xml:id="ct94236257075728" text:id="ct94236257075728">
          <text:insertion>
            <office:change-info>
              <dc:creator>Unknown Author</dc:creator>
              <dc:date>2020-11-25T12:40:20</dc:date>
            </office:change-info>
          </text:insertion>
        </text:changed-region>
        <text:changed-region xml:id="ct94236257014320" text:id="ct94236257014320">
          <text:deletion>
            <office:change-info>
              <dc:creator>Unknown Author</dc:creator>
              <dc:date>2020-11-25T12:41:00</dc:date>
            </office:change-info>
            <text:list xml:id="list231026477830806" text:continue-numbering="true" text:style-name="WWNum4">
              <text:list-item>
                <text:p text:style-name="P58">Use either SI (MKS) or CGS as primary units. (SI units are encouraged.) English units may be used as secondary units (in parentheses). An exception would be the use of English units as identifiers in trade, such as “3.5-inch disk drive”.</text:p>
              </text:list-item>
              <text:list-item>
                <text:p text:style-name="P58">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58">Do not mix complete spellings and abbreviations of units: “Wb/m2” or “webers per square meter”, not “webers/m2”. <text:s/>Spell out units when they appear in text: “. . . a few henries”, not “. . . a few H”.</text:p>
              </text:list-item>
              <text:list-item>
                <text:p text:style-name="P58">Use a zero before decimal points: “0.25”, not “.25”. Use “cm3”, not “cc”. (<text:span text:style-name="T2">bullet list</text:span>)</text:p>
              </text:list-item>
            </text:list>
          </text:deletion>
        </text:changed-region>
        <text:changed-region xml:id="ct94236257116864" text:id="ct94236257116864">
          <text:deletion>
            <office:change-info>
              <dc:creator>Unknown Author</dc:creator>
              <dc:date>2020-11-25T12:41:06</dc:date>
            </office:change-info>
            <text:h text:style-name="P40" text:outline-level="2">Equations</text:h>
          </text:deletion>
        </text:changed-region>
        <text:changed-region xml:id="ct94236257117184" text:id="ct94236257117184">
          <text:insertion>
            <office:change-info>
              <dc:creator>Unknown Author</dc:creator>
              <dc:date>2020-11-25T12:41:06</dc:date>
            </office:change-info>
          </text:insertion>
        </text:changed-region>
        <text:changed-region xml:id="ct94236257109808" text:id="ct94236257109808">
          <text:deletion>
            <office:change-info>
              <dc:creator>Unknown Author</dc:creator>
              <dc:date>2020-11-25T12:42:57</dc:date>
            </office:change-info>
            <text:p text:style-name="P20">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deletion>
        </text:changed-region>
        <text:changed-region xml:id="ct94236257009840" text:id="ct94236257009840">
          <text:insertion>
            <office:change-info>
              <dc:creator>Unknown Author</dc:creator>
              <dc:date>2020-11-25T12:42:14</dc:date>
            </office:change-info>
          </text:insertion>
        </text:changed-region>
        <text:changed-region xml:id="ct94236256480848" text:id="ct94236256480848">
          <text:insertion>
            <office:change-info>
              <dc:creator>Unknown Author</dc:creator>
              <dc:date>2020-11-25T12:44:24</dc:date>
            </office:change-info>
          </text:insertion>
        </text:changed-region>
        <text:changed-region xml:id="ct94236256481952" text:id="ct94236256481952">
          <text:insertion>
            <office:change-info>
              <dc:creator>Unknown Author</dc:creator>
              <dc:date>2020-11-25T12:45:00</dc:date>
            </office:change-info>
          </text:insertion>
        </text:changed-region>
        <text:changed-region xml:id="ct94236256483600" text:id="ct94236256483600">
          <text:deletion>
            <office:change-info>
              <dc:creator>Unknown Author</dc:creator>
              <dc:date>2020-11-25T12:51:58</dc:date>
            </office:change-info>
            <text:p text:style-name="P24">An excellent style manual for science writers is [7].Be aware of the different meanings of the homophones “affect” and “effect”, “complement” and “compliment”, “discreet” and “discrete”, “principal” and “principle”.</text:p>
            <text:p text:style-name="P24">Do not confuse “imply” and “infer”.</text:p>
            <text:p text:style-name="P24">The prefix “non” is not a word; it should be joined to the word it modifies, usually without a hyphen.</text:p>
            <text:p text:style-name="P24">There is no period after the “et” in the Latin abbreviation “et al.”.</text:p>
            <text:p text:style-name="P24">The abbreviation “i.e.” means “that is”, and the abbreviation “e.g.” means “for example”.</text:p>
            <text:p text:style-name="P24"/>
            <text:p text:style-name="P24">In your paper title, if the words “that uses” can accurately replace the word “using”, capitalize the “u”; if not, keep using lower-cased.The word “data” is plural, not singular.</text:p>
            <text:p text:style-name="P24">The subscript for the permeability of vacuum <text:span text:style-name="T20"></text:span><text:span text:style-name="T21">0</text:span>, and other common scientific constants, is zero with subscript formatting, not a lowercase letter “o”.</text:p>
            <text:p text:style-name="P24">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p text:style-name="P24">A graph within a graph is an “inset”, not an “insert”. The word alternatively is preferred to the word “alternately” (unless you really mean something that alternates).</text:p>
            <text:p text:style-name="P24">Do not use the word “essentially” to mean “approximately” or “effectively”.</text:p>
            <text:p text:style-name="P24">Some Common Mistakes</text:p>
            <text:p text:style-name="P24"/>
            <text:p text:style-name="P24"/>
          </text:deletion>
        </text:changed-region>
        <text:changed-region xml:id="ct94236256483280" text:id="ct94236256483280">
          <text:deletion>
            <office:change-info>
              <dc:creator>Unknown Author</dc:creator>
              <dc:date>2020-11-25T12:46:29</dc:date>
            </office:change-info>
            <text:p text:style-name="P24">Note that the equation is centered using a center tab stop. Be sure that the symbols in your equation have been defined before or immediately following the equation. Use “(1)”, not “Eq. (1)” or “equation (1)”, except at the beginning of a sentence: “Equation (1) is . . .”<text:tab/><text:span text:style-name="T19">a</text:span><text:span text:style-name="T19">b</text:span><text:tab/></text:p>
            <text:p text:style-name="P24">Punctuate equations with commas or periods when they are part of a sentence, as in<text:span text:style-name="T17">:</text:span></text:p>
            <text:p text:style-name="P24"/>
          </text:deletion>
        </text:changed-region>
        <text:changed-region xml:id="ct94236256482960" text:id="ct94236256482960">
          <text:deletion>
            <office:change-info>
              <dc:creator>Unknown Author</dc:creator>
              <dc:date>2020-11-25T12:51:55</dc:date>
            </office:change-info>
            <text:p text:style-name="P24"><text:s/></text:p>
          </text:deletion>
        </text:changed-region>
        <text:changed-region xml:id="ct94236256482640" text:id="ct94236256482640">
          <text:deletion>
            <office:change-info>
              <dc:creator>Unknown Author</dc:creator>
              <dc:date>2020-11-25T12:46:12</dc:date>
            </office:change-info>
            <text:p text:style-name="P24">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text:p>
          </text:deletion>
        </text:changed-region>
        <text:changed-region xml:id="ct94236256484640" text:id="ct94236256484640">
          <text:deletion>
            <office:change-info>
              <dc:creator>Unknown Author</dc:creator>
              <dc:date>2020-11-25T12:49:52</dc:date>
            </office:change-info>
            <text:h text:style-name="P37" text:outline-level="1">Using the Template</text:h>
          </text:deletion>
        </text:changed-region>
        <text:changed-region xml:id="ct94236256484960" text:id="ct94236256484960">
          <text:insertion>
            <office:change-info>
              <dc:creator>Unknown Author</dc:creator>
              <dc:date>2020-11-25T12:49:52</dc:date>
            </office:change-info>
          </text:insertion>
        </text:changed-region>
        <text:changed-region xml:id="ct94236257007552" text:id="ct94236257007552">
          <text:deletion>
            <office:change-info>
              <dc:creator>Unknown Author</dc:creator>
              <dc:date>2020-11-25T12:50:20</dc:date>
            </office:change-info>
            <text:p text:style-name="P22">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231027093494498" text:continue-numbering="true" text:style-name="WWNum4">
              <text:list-item>
                <text:list>
                  <text:list-item>
                    <text:h text:style-name="P42" text:outline-level="2">Authors and Affiliations</text:h>
                  </text:list-item>
                </text:list>
              </text:list-item>
            </text:list>
            <text:p text:style-name="Text_20_body"><text:span text:style-name="T22">The template is designed</text:span><text:span text:style-name="T18"> for,</text:span><text:span text:style-name="T22"> but not limited to</text:span><text:span text:style-name="T18">, six authors.</text:span><text:span text:style-name="T17">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7"> </text:span>Please keep your affiliations as succinct as possible (for example, do not differentiate among departments of the same organization).</text:p>
            <text:list xml:id="list231026357144468" text:continue-numbering="true" text:style-name="WWNum4">
              <text:list-item>
                <text:list>
                  <text:list-item>
                    <text:list>
                      <text:list-item>
                        <text:h text:style-name="P43" text:outline-level="3">For papers with more than six authors: <text:span text:style-name="T23">Add author names horizontally, moving to a third row if needed for more than 8 authors.</text:span></text:h>
                      </text:list-item>
                      <text:list-item>
                        <text:h text:style-name="P43" text:outline-level="3">For papers with less than six authors: <text:span text:style-name="T23">To change the default, adjust the template as follows.</text:span></text:h>
                        <text:list>
                          <text:list-item>
                            <text:h text:style-name="P44" text:outline-level="4">Selection: <text:span text:style-name="T23">Highlight all author and affiliation lines.</text:span></text:h>
                          </text:list-item>
                          <text:list-item>
                            <text:h text:style-name="P44" text:outline-level="4">Change number of columns: <text:span text:style-name="T23">Select the Columns icon from the MS Word Standard toolbar and then select the correct number of columns from the selection palette.</text:span></text:h>
                          </text:list-item>
                          <text:list-item>
                            <text:h text:style-name="P44" text:outline-level="4">Deletion: <text:span text:style-name="T23">Delete the author and affiliation lines for the extra authors.</text:span></text:h>
                          </text:list-item>
                        </text:list>
                      </text:list-item>
                    </text:list>
                  </text:list-item>
                </text:list>
              </text:list-item>
            </text:list>
            <text:p text:style-name="P47"/>
            <text:list xml:id="list231026530468681" text:continue-numbering="true" text:style-name="WWNum4">
              <text:list-item>
                <text:list>
                  <text:list-item>
                    <text:h text:style-name="P42"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231028237516328" text:continue-numbering="true" text:style-name="WWNum4">
              <text:list-item>
                <text:list>
                  <text:list-header>
                    <text:h text:style-name="P42" text:outline-level="2">Figures and Tables</text:h>
                    <text:list>
                      <text:list-item>
                        <text:list>
                          <text:list-item>
                            <text:h text:style-name="P44" text:outline-level="4"><text:s/>Positioning Figures and Tables: <text:span text:style-name="T23">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item>
                        </text:list>
                      </text:list-item>
                    </text:list>
                  </text:list-header>
                </text:list>
              </text:list-item>
            </text:list>
            <text:list xml:id="list3160315657" text:style-name="WWNum9">
              <text:list-item>
                <text:p text:style-name="P64">Table Typ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13">a</text:span></text:p>
                </table:table-cell>
                <table:table-cell table:style-name="Table1.A1" office:value-type="string">
                  <text:p text:style-name="P48"/>
                </table:table-cell>
                <table:table-cell table:style-name="Table1.A1" office:value-type="string">
                  <text:p text:style-name="P48"/>
                </table:table-cell>
              </table:table-row>
            </table:table>
            <text:list xml:id="list2655196976" text:style-name="WWNum24">
              <text:list-item>
                <text:p text:style-name="P63">Sample of a Table footnote. (<text:span text:style-name="T1">Table footnote</text:span>)</text:p>
              </text:list-item>
            </text:list>
            <text:list xml:id="list3702505712" text:style-name="WWNum2">
              <text:list-item>
                <text:p text:style-name="P59">Example of a figure caption. <text:span text:style-name="T15">(</text:span><text:span text:style-name="T2">figure caption</text:span><text:span text:style-name="T15">)</text:span></text:p>
              </text:list-item>
            </text:list>
            <text:p text:style-name="P22">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deletion>
        </text:changed-region>
        <text:changed-region xml:id="ct94236257078320" text:id="ct94236257078320">
          <text:insertion>
            <office:change-info>
              <dc:creator>Unknown Author</dc:creator>
              <dc:date>2020-11-25T12:50:30</dc:date>
            </office:change-info>
          </text:insertion>
        </text:changed-region>
        <text:changed-region xml:id="ct94236256487600" text:id="ct94236256487600">
          <text:insertion>
            <office:change-info>
              <dc:creator>Unknown Author</dc:creator>
              <dc:date>2020-11-25T12:51:09</dc:date>
            </office:change-info>
          </text:insertion>
        </text:changed-region>
        <text:changed-region xml:id="ct94236256494416" text:id="ct94236256494416">
          <text:deletion>
            <office:change-info>
              <dc:creator>Unknown Author</dc:creator>
              <dc:date>2020-11-25T12:51:35</dc:date>
            </office:change-info>
            <text:p text:style-name="P21">Acknowledgment <text:span text:style-name="T2">(</text:span><text:span text:style-name="T24">Heading 5</text:span><text:span text:style-name="T2">)</text:span></text:p>
            <text:p text:style-name="P21">The preferred spelling of the word “acknowledgment” in America is without an “e” after the “g”. Avoid the stilted expression “<text:span text:style-name="T17">o</text:span>ne of us (R. B. G.) thanks ...<text:span text:style-name="T17">”. <text:s/></text:span>Instead, try “R. B. G. thanks...”.<text:span text:style-name="T17"> </text:span>Put sponsor acknowledgments in the unnumbered footnote on the first page. </text:p>
          </text:deletion>
        </text:changed-region>
        <text:changed-region xml:id="ct94236256494736" text:id="ct94236256494736">
          <text:insertion>
            <office:change-info>
              <dc:creator>Unknown Author</dc:creator>
              <dc:date>2020-11-25T12:51:35</dc:date>
            </office:change-info>
          </text:insertion>
        </text:changed-region>
        <text:changed-region xml:id="ct94236256486560" text:id="ct94236256486560">
          <text:deletion>
            <office:change-info>
              <dc:creator>Unknown Author</dc:creator>
              <dc:date>2020-11-25T12:51:45</dc:date>
            </office:change-info>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7"> </text:span>...”</text:p>
            <text:p text:style-name="Text_20_body">Number footnotes separately in superscripts. Place the actual footnote at the bottom of the column in which it was cited. Do not put footnotes in the<text:span text:style-name="T17"> abstract or</text:span> reference list. Use letters for table footnotes.</text:p>
            <text:p text:style-name="Text_20_body">Unless there are six authors or more give all authors<text:span text:style-name="T17">’ </text:span>names; do not use “et al.”. Papers that have not been published, even if they have been submitted for publication, should be cited as “unpublished” [4]. Papers that have been accepted for publication should be cited as “in press” [5]. Capitalize only the first word in a paper ti</text:p>
          </text:deletion>
        </text:changed-region>
        <text:changed-region xml:id="ct94236256499216" text:id="ct94236256499216">
          <text:deletion>
            <office:change-info>
              <dc:creator>Unknown Author</dc:creator>
              <dc:date>2020-11-25T12:51:49</dc:date>
            </office:change-info>
            <text:p text:style-name="Text_20_body">le, except for proper nouns and element symbols.</text:p>
          </text:deletion>
        </text:changed-region>
        <text:changed-region xml:id="ct94236256504000" text:id="ct94236256504000">
          <text:deletion>
            <office:change-info>
              <dc:creator>Unknown Author</dc:creator>
              <dc:date>2020-11-25T12:52:06</dc:date>
            </office:change-info>
            <text:list xml:id="list2458030945" text:style-name="WWNum8">
              <text:list-item>
                <text:p text:style-name="P61"><text:span text:style-name="T25">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26">may</text:span><text:span text:style-name="T25"> result in your paper not being published.</text:span></text:p>
              </text:list-item>
              <text:list-item>
                <text:p text:style-name="P61">I. S. Jacobs and C. P. Bean, “Fine particles, thin films and exchange anisotropy,” in Magnetism, vol. III, G. T. Rado and H. Suhl, Eds. New York: Academic, 1963, pp. 271–350.</text:p>
              </text:list-item>
              <text:list-item>
                <text:p text:style-name="P61">K. Elissa, “Title of paper if known,” unpublished.</text:p>
              </text:list-item>
              <text:list-item>
                <text:p text:style-name="P61">R. Nicole, “Title of paper with only first word capitalized,” J. Name Stand. Abbrev., in press.</text:p>
              </text:list-item>
              <text:list-item>
                <text:p text:style-name="P61">Y. Yorozu, M. Hirano, K. Oka, and Y. Tagawa, “Electron spectroscopy studies on magneto-optical media and plastic substrate interface,” IEEE Transl. J. Magn. Japan, vol. 2, pp. 740–741, August 1987 [Digests 9th Annual Conf. Magnetics Japan, p. 301, 1982].</text:p>
              </text:list-item>
              <text:list-item>
                <text:p text:style-name="P61">M. Young, The Technical Writer’s Handbook. Mill Valley, CA: University Science, 1989.</text:p>
              </text:list-item>
              <text:list-item>
                <text:p text:style-name="P61"/>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change text:change-id="ct94236257766240"/><text:span text:style-name="T28">Deep </text:span><text:change-start text:change-id="ct94236257295456"/><text:span text:style-name="T30">Evolution</text:span><text:change-end text:change-id="ct94236257295456"/><text:span text:style-name="T28">Convolutional Neural Network Hyperparameters for Image Classification</text:span><text:change-start text:change-id="ct94236256429360"/><text:span text:style-name="T28"> </text:span><text:span text:style-name="T29">of COVID 19 in CT Scans</text:span><text:change-end text:change-id="ct94236256429360"/><text:change text:change-id="ct94236256429808"/></text:p>
      <text:p text:style-name="P5">*Note: Sub-titles are not captured in Xplore and should not be used</text:p>
      <text:p text:style-name="P6"/>
      <text:section text:style-name="Sect1" text:name="TextSection">
        <text:p text:style-name="P13"><text:span text:style-name="T6">line 1: 1</text:span><text:span text:style-name="T14">st</text:span><text:span text:style-name="T6"> Given Name Surname line 2: d</text:span><text:span text:style-name="T8">ept. name of organization (of A</text:span><text:span text:style-name="T9">ffiliation)</text:span><text:span text:style-name="T8"><text:line-break/></text:span><text:span text:style-name="T6">line 3: n</text:span><text:span text:style-name="T8">ame of organization (of Affiliation)<text:line-break/>l</text:span><text:span text:style-name="T6">ine 4: City, Country<text:line-break/>line 5: email address or ORCID<text:line-break/><text:line-break/>line 1: 2n</text:span><text:span text:style-name="T14">d </text:span><text:span text:style-name="T6">Given Name Surname<text:line-break/>line 2: d</text:span><text:span text:style-name="T8">ept. name of organization (of A</text:span><text:span text:style-name="T9">ffiliation)</text:span><text:span text:style-name="T8"><text:line-break/></text:span><text:span text:style-name="T6">line 3: n</text:span><text:span text:style-name="T8">ame of organization (of Affiliation)<text:line-break/>l</text:span><text:span text:style-name="T6">ine 4: City, Country<text:line-break/>line 5: email address or ORCID<text:line-break/><text:line-break/>line 1: 3r</text:span><text:span text:style-name="T14">d </text:span><text:span text:style-name="T6">Given Name Surname<text:line-break/>line 2: d</text:span><text:span text:style-name="T8">ept. name of organization (of A</text:span><text:span text:style-name="T9">ffiliation)</text:span><text:span text:style-name="T8"><text:line-break/></text:span><text:span text:style-name="T6">line 3: n</text:span><text:span text:style-name="T8">ame of organization (of Affiliation)<text:line-break/>l</text:span><text:span text:style-name="T6">ine 4: City, Country<text:line-break/>line 5: email address or ORCID<text:line-break/><text:line-break/>line 1: 4t</text:span><text:span text:style-name="T14">h </text:span><text:span text:style-name="T6">Given Name Surname<text:line-break/>line 2: d</text:span><text:span text:style-name="T8">ept. name of organization (of A</text:span><text:span text:style-name="T9">ffiliation)</text:span><text:span text:style-name="T8"><text:line-break/></text:span><text:span text:style-name="T6">line 3: n</text:span><text:span text:style-name="T8">ame of organization (of Affiliation)<text:line-break/>l</text:span><text:span text:style-name="T6">ine 4: City, Country<text:line-break/>line 5: email address or ORCID</text:span></text:p>
      </text:section>
      <text:section text:style-name="Sect2" text:name="Section1">
        <text:p text:style-name="Standard"/>
      </text:section>
      <text:section text:style-name="Sect1" text:name="Section2">
        <text:p text:style-name="P28"><text:change text:change-id="ct94236257047680"/><text:change-start text:change-id="ct94236257049680"/></text:p>
        <text:p text:style-name="P8"/>
        <text:p text:style-name="P8"/>
        <text:p text:style-name="P8"/>
        <text:p text:style-name="P8"/>
        <text:p text:style-name="P8"><text:change-end text:change-id="ct94236257049680"/><text:change-start text:change-id="ct94236257050560"/>David James Gabriel</text:p>
        <text:p text:style-name="P11"><text:span text:style-name="T7">Department of Computer Science and Engineering</text:span><text:span text:style-name="T6"><text:line-break/></text:span><text:span text:style-name="T7">University of Nevada Reno</text:span><text:span text:style-name="T8"><text:line-break/></text:span><text:span text:style-name="T7">Reno</text:span><text:span text:style-name="T6">, </text:span><text:span text:style-name="T7">Nevada</text:span><text:span text:style-name="T6"><text:line-break/></text:span><text:change-end text:change-id="ct94236257050560"/><text:change-start text:change-id="ct94236257051056"/><text:span text:style-name="T7">contact@david-gabriel.com</text:span><text:change-end text:change-id="ct94236257051056"/><text:change text:change-id="ct94236257051536"/><text:change text:change-id="ct94236257051296"/><text:change-start text:change-id="ct94236257055904"/></text:p>
        <text:p text:style-name="P11"><text:span text:style-name="T6">S</text:span><text:span text:style-name="T7">ushil J Louis</text:span></text:p>
        <text:p text:style-name="P8">Department of Computer Science and Engineering</text:p>
        <text:p text:style-name="P8">University of Nevada Reno</text:p>
        <text:p text:style-name="P8">Reno, Nevada</text:p>
        <text:p text:style-name="P8">sushil@cse.unr.edu</text:p>
        <text:p text:style-name="P10"><text:change-end text:change-id="ct94236257055904"/><text:change text:change-id="ct94236257056144"/><text:change-start text:change-id="ct94236257058304"/></text:p>
        <text:p text:style-name="P10"/>
        <text:p text:style-name="P11"/>
        <text:p text:style-name="P9"><text:change-end text:change-id="ct94236257058304"/><text:change text:change-id="ct94236257058544"/></text:p>
        <text:p text:style-name="P7"><text:change text:change-id="ct94236257058784"/></text:p>
        <text:p text:style-name="P7"/>
      </text:section>
      <text:section text:style-name="Sect1" text:name="Section3">
        <text:p text:style-name="P12"/>
      </text:section>
      <text:section text:style-name="Sect3" text:name="Section4">
        <text:p text:style-name="P4"><text:span text:style-name="T2">Abstract</text:span>—<text:change-start text:change-id="ct94236256464592"/><text:span text:style-name="T37">COVID-19 </text:span><text:change-end text:change-id="ct94236256464592"/><text:change text:change-id="ct94236257053056"/><text:change-start text:change-id="ct94236257053696"/></text:p>
        <text:p text:style-name="P4"><text:change-end text:change-id="ct94236257053696"/><text:change-start text:change-id="ct94236257054336"/><text:span text:style-name="T37">We compare methods for hyper parameter search of convolutional neural networks (CNNs). </text:span><text:change-end text:change-id="ct94236257054336"/><text:change-start text:change-id="ct94236257055616"/><text:span text:style-name="T37">Deep Evolution (</text:span><text:change-end text:change-id="ct94236257055616"/><text:span text:style-name="T27">DEvol</text:span><text:change-start text:change-id="ct94236257056736"/><text:span text:style-name="T27">:</text:span><text:change-end text:change-id="ct94236257056736"/><text:span text:style-name="T27"> </text:span><text:change text:change-id="ct94236257054976"/><text:span text:style-name="T27">Davidson</text:span><text:change-start text:change-id="ct94236257057376"/><text:span text:style-name="T27">,</text:span><text:change-end text:change-id="ct94236257057376"/><text:span text:style-name="T27"> 2018) </text:span><text:change text:change-id="ct94236256461904"/><text:change-start text:change-id="ct94236256462544"/><text:span text:style-name="T37">suprass</text:span><text:change-end text:change-id="ct94236256462544"/><text:change-start text:change-id="ct94236256465488"/><text:span text:style-name="T37">es</text:span><text:change-end text:change-id="ct94236256465488"/><text:span text:style-name="T27"> Hill Climber performance on MNIST dataset.</text:span><text:change-start text:change-id="ct94236256465728"/><text:span text:style-name="T27"> </text:span><text:span text:style-name="T37">We propose modified DEvol (mDEvol).</text:span><text:change-end text:change-id="ct94236256465728"/><text:change text:change-id="ct94236256465968"/></text:p>
        <text:p text:style-name="P3"><text:change text:change-id="ct94236256467088"/><text:change text:change-id="ct94236256466848"/><text:change-start text:change-id="ct94236256467328"/><text:span text:style-name="T12">State of the art parallelization performance is d</text:span><text:change-end text:change-id="ct94236256467328"/><text:change-start text:change-id="ct94236256467568"/><text:span text:style-name="T12">emonstrated on distributed Apache Spark cluster using NVIDIA Tesla P100 GPU acceleration.</text:span><text:change-end text:change-id="ct94236256467568"/><text:change-start text:change-id="ct94236256467808"/><text:span text:style-name="T11"> latter of</text:span><text:span text:style-name="T10"> which is compared in Databricks Units (DBU)</text:span><text:change-end text:change-id="ct94236256467808"/><text:change-start text:change-id="ct94236256468048"/><text:span text:style-name="T10">, a budget metric in Microsoft Azure Databricks</text:span><text:change-end text:change-id="ct94236256468048"/><text:change-start text:change-id="ct94236256468288"/><text:span text:style-name="T31">. Through </text:span><text:change-end text:change-id="ct94236256468288"/><text:change-start text:change-id="ct94236256468528"/><text:span text:style-name="T31">GPU optimized training applied using Apache Spark distribution through a cluster of </text:span><text:change-end text:change-id="ct94236256468528"/><text:change-start text:change-id="ct94236256468768"/><text:span text:style-name="T31">Microsoft Azure </text:span>Standard_NC12 <text:span text:style-name="T31">nodes(</text:span><text:change-end text:change-id="ct94236256468768"/><text:change-start text:change-id="ct94236256469008"/>112.0 GB Memory, 2 GPUs, 3 DBU<text:span text:style-name="T31">)</text:span><text:change-end text:change-id="ct94236256469008"/><text:change-start text:change-id="ct94236256469248"/><text:span text:style-name="T31">,</text:span><text:change-end text:change-id="ct94236256469248"/><text:change-start text:change-id="ct94236256469488"/><text:span text:style-name="T31"> Speedup of 580.15 is achieved compared to </text:span><text:change-end text:change-id="ct94236256469488"/><text:change-start text:change-id="ct94236256469728"/><text:span text:style-name="T31">a single node of </text:span>Standard_DS3_v2<text:change-end text:change-id="ct94236256469728"/><text:change-start text:change-id="ct94236257106496"/> <text:span text:style-name="T31">(</text:span>14.0 GB Memory, 4 Cores, 0.75 DBU <text:span text:style-name="T31">) with relative budget gain factor of 12. </text:span><text:span text:style-name="T36">The Standard_NC24 node(</text:span><text:change-end text:change-id="ct94236257106496"/><text:change-start text:change-id="ct94236256675552"/>224.0 GB Memory, 4 GPUs, 6 DBU<text:change-end text:change-id="ct94236256675552"/><text:change-start text:change-id="ct94236256613424"/><text:span text:style-name="T36">) performed marginally worse than Standard_NC12. </text:span><text:span text:style-name="T32">The implementation strategy described allows nodes to be added on demand, and thus scales with increasing complexity of problems well. </text:span></text:p>
        <text:p text:style-name="P2">The modified DEvol will be applied to a new genome configuration for the COVID 19 dataset, which will be searched with massively parallel evolutionary techniques. </text:p>
        <text:p text:style-name="Keywords"><text:change-end text:change-id="ct94236256613424"/><text:change text:change-id="ct94236256428800"/>Keywords—<text:change-start text:change-id="ct94236257015792"/><text:span text:style-name="T35">Evolutionary Computing, Convolutional Neural Networks, </text:span><text:change-end text:change-id="ct94236257015792"/><text:change text:change-id="ct94236257007856"/><text:change-start text:change-id="ct94236257108304"/><text:span text:style-name="T35">Deep Learning, Classification, Image Recognition, Automated Diagnosis, </text:span><text:change-end text:change-id="ct94236257108304"/><text:change-start text:change-id="ct94236257086800"/><text:span text:style-name="T35">Apache Spark, Cuda, Parallel Computing</text:span><text:change-end text:change-id="ct94236257086800"/></text:p>
        <text:list xml:id="list231027219867834" text:continue-list="list231028237516328" text:style-name="WWNum4">
          <text:list-item>
            <text:h text:style-name="P39" text:outline-level="1">Introduction (<text:span text:style-name="T5">Heading 1</text:span>)</text:h>
          </text:list-item>
        </text:list>
        <text:p text:style-name="P17"><text:change text:change-id="ct94236257010160"/><text:change-start text:change-id="ct94236256470448"/>COVID 19 Background</text:p>
        <text:p text:style-name="P18"><text:change-end text:change-id="ct94236256470448"/><text:change-start text:change-id="ct94236257807840"/>Size of search space = k *2 ^(filter_range_max + max_dense_nodes) + c For MNIST, exceeds my spreadsheet program maximum numerical representation. </text:p>
        <text:p text:style-name="P18">Effect of hyperparameters and nonlinearities.</text:p>
        <text:p text:style-name="P18"><text:change-end text:change-id="ct94236257807840"/></text:p>
        <text:list xml:id="list231026226278327" text:continue-numbering="true" text:style-name="WWNum4">
          <text:list-item>
            <text:h text:style-name="P34" text:outline-level="1"><text:change text:change-id="ct94236256620864"/><text:change-start text:change-id="ct94236257074240"/>Prior Work<text:change-end text:change-id="ct94236257074240"/></text:h>
            <text:list>
              <text:list-item>
                <text:h text:style-name="P42" text:outline-level="2">Selecting a Template (Heading 2)</text:h>
              </text:list-item>
            </text:list>
          </text:list-item>
        </text:list>
        <text:p text:style-name="P49"><text:change text:change-id="ct94236257082608"/><text:change-start text:change-id="ct94236257805664"/><text:span text:style-name="T33">Refs: </text:span><text:change-end text:change-id="ct94236257805664"/><text:s/><text:change-start text:change-id="ct94236257386944"/>https://docs.google.com/spreadsheets/d/11j7AEgr0v2G574xhbTPkXSAQ0a-_C8lgaMZMxGqFz78/edit#gid=0<text:change-end text:change-id="ct94236257386944"/><text:change text:change-id="ct94236257078832"/></text:p>
        <text:list xml:id="list231027874841099" text:continue-numbering="true" text:style-name="WWNum4">
          <text:list-item>
            <text:h text:style-name="P36" text:outline-level="1"><text:change text:change-id="ct94236257076880"/><text:change-start text:change-id="ct94236256535120"/>Methodology<text:change-end text:change-id="ct94236256535120"/></text:h>
          </text:list-item>
        </text:list>
        <text:p text:style-name="P50"><text:change text:change-id="ct94236257087824"/><text:change-start text:change-id="ct94236256472800"/></text:p>
        <text:p text:style-name="P19"><text:change-end text:change-id="ct94236256472800"/></text:p>
        <text:list xml:id="list231027810034092" text:continue-numbering="true" text:style-name="WWNum4">
          <text:list-item>
            <text:list>
              <text:list-item>
                <text:h text:style-name="P41" text:outline-level="2"><text:change text:change-id="ct94236257013424"/><text:change-start text:change-id="ct94236257007280"/>Evolutionary Methods<text:change-end text:change-id="ct94236257007280"/></text:h>
              </text:list-item>
            </text:list>
          </text:list-item>
          <text:list-item>
            <text:p text:style-name="P45"><text:change text:change-id="ct94236257083968"/><text:change text:change-id="ct94236257083728"/><text:change-start text:change-id="ct94236257075728"/><text:span text:style-name="T34">DEvol recreated results. Recreate plot with all proposed versions of DEvol and hill climber with stats. </text:span><text:bookmark text:name="docs-internal-guid-1c3ef3cd-7fff-38c3-2e0f-a9b57e4620b42"/><text:bookmark text:name="docs-internal-guid-1c3ef3cd-7fff-38c3-2e0f-a9b57e4620b41"/><text:change-end text:change-id="ct94236257075728"/>Units</text:p>
          </text:list-item>
          <text:list-item>
            <text:p text:style-name="P58"><text:change text:change-id="ct94236257014320"/></text:p>
            <text:list>
              <text:list-item>
                <text:h text:style-name="P41" text:outline-level="2"><text:change text:change-id="ct94236257116864"/><text:change-start text:change-id="ct94236257117184"/>Parallelization Methods<text:change-end text:change-id="ct94236257117184"/></text:h>
              </text:list-item>
            </text:list>
          </text:list-item>
        </text:list>
        <text:p text:style-name="P20"><text:change text:change-id="ct94236257109808"/><text:change-start text:change-id="ct94236257009840"/>Show runtime and cost for DS3, NC12, <text:s/>NC24 on MNIST. Show ganglia derived data.</text:p>
        <text:p text:style-name="P14"><text:bookmark text:name="docs-internal-guid-662b13c2-7fff-5074-b24d-ae8db2fbdc91"/><text:soft-page-break/></text:p>
        <text:p text:style-name="P16"><text:change-end text:change-id="ct94236257009840"/><text:change-start text:change-id="ct94236256480848"/></text:p>
        <text:p text:style-name="P15">Discuss CUDA GPU acceleration on Keras.</text:p>
        <text:p text:style-name="P15">Discuss PySpark RDD parallelization, DAG<text:change-end text:change-id="ct94236256480848"/><text:change-start text:change-id="ct94236256481952"/> execution methods and DataBricks cluster optimization. Memory bandwith limitations at different exectutions cycles, eventually dominated by GPU memory bandwidth.<text:change-end text:change-id="ct94236256481952"/></text:p>
        <text:p text:style-name="P24"><text:change text:change-id="ct94236256483600"/><text:change text:change-id="ct94236256483280"/><text:change text:change-id="ct94236256482960"/><text:change text:change-id="ct94236256482640"/></text:p>
        <text:list xml:id="list231028044913161" text:continue-numbering="true" text:style-name="WWNum4">
          <text:list-item>
            <text:h text:style-name="P38" text:outline-level="1"><text:change text:change-id="ct94236256484640"/><text:change-start text:change-id="ct94236256484960"/>Results and Discussion<text:change-end text:change-id="ct94236256484960"/></text:h>
          </text:list-item>
        </text:list>
        <text:p text:style-name="P22"><text:change text:change-id="ct94236257007552"/><text:change-start text:change-id="ct94236257078320"/>lorem</text:p>
        <text:list xml:id="list231026920308372" text:continue-numbering="true" text:style-name="WWNum4">
          <text:list-item>
            <text:p text:style-name="P55">Conclustion</text:p>
          </text:list-item>
        </text:list>
        <text:p text:style-name="P23"><text:change-end text:change-id="ct94236257078320"/><text:change-start text:change-id="ct94236256487600"/>I</text:p>
        <text:p text:style-name="P21"><text:change-end text:change-id="ct94236256487600"/><text:change text:change-id="ct94236256494416"/><text:change-start text:change-id="ct94236256494736"/>Ipusm dolor<text:change-end text:change-id="ct94236256494736"/></text:p>
        <text:h text:style-name="Heading_20_5" text:outline-level="5">References</text:h>
        <text:p text:style-name="Text_20_body"><text:change text:change-id="ct94236256486560"/>t<text:change text:change-id="ct94236256499216"/></text:p>
        <text:p text:style-name="Text_20_body">For papers published in translation journals, please give the English citation first, followed by the original foreign-language citation [6].</text:p>
        <text:p text:style-name="Standard"/>
        <text:list xml:id="list231028066509789" text:continue-list="list2458030945" text:style-name="WWNum8">
          <text:list-item>
            <text:p text:style-name="P61">G. Eason, B. Noble, and I. N. Sneddon, “On certain integrals of Lipschitz-Hankel type involving products of Bessel functions,” Phil. Trans. Roy. Soc. London, vol. A247, pp. 529–551, April 1955. <text:span text:style-name="T2">(references)</text:span></text:p>
          </text:list-item>
          <text:list-item>
            <text:p text:style-name="P61">J. Clerk Maxwell, A Treatise on Electricity and Magnetism, 3rd ed., vol. 2. Oxford: Clarendon, 1892, pp.68–73.<text:change text:change-id="ct94236256504000"/></text:p>
          </text:list-item>
        </text:list>
      </text:section>
      <text:section text:style-name="Sect2" text:name="Section5">
        <text:p text:style-name="Standard"/>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in" fo:margin-bottom="0in" loext:contextual-spacing="false"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margin-top="0in" fo:margin-bottom="0in" loext: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in" fo:margin-bottom="0in" loext: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format="1" text:display-levels="2">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format="a" style:num-letter-sync="true" text:display-levels="2">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67"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68"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aper Title (use style: paper title)</dc:title>
    <meta:initial-creator>IEEE</meta:initial-creator>
    <meta:editing-cycles>8</meta:editing-cycles>
    <meta:creation-date>2019-01-08T18:42:00</meta:creation-date>
    <dc:date>2020-12-10T23:10:25.980254515</dc:date>
    <meta:editing-duration>PT17M50S</meta:editing-duration>
    <meta:generator>LibreOffice/6.4.6.2$Linux_X86_64 LibreOffice_project/40$Build-2</meta:generator>
    <meta:document-statistic meta:table-count="1" meta:image-count="0" meta:object-count="0" meta:page-count="2" meta:paragraph-count="42" meta:word-count="587" meta:character-count="4023" meta:non-whitespace-character-count="3484"/>
  </office:meta>
</office:document-meta>
</file>